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oeasy – apple</text:p>
      <text:p text:style-name="Normal">anothereasyone – password</text:p>
      <text:p text:style-name="Normal">pass5<text:s/>–<text:s/>superstition</text:p>
      <text:p text:style-name="Normal">pass6<text:s/>–<text:s/>cutisector</text:p>
      <text:p text:style-name="Normal">pass7<text:s/>–<text:s/>aefgh</text:p>
      <text:p text:style-name="Normal">pass8<text:s/>–<text:s/>brevity</text:p>
      <text:p text:style-name="Normal">pass9<text:s/>–<text:s/>753108</text:p>
      <text:p text:style-name="Normal">wildcard1<text:s/>–<text:s/>jefnock</text:p>
      <text:p text:style-name="Normal">a way to use crunch without output?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e bulut</meta:initial-creator>
    <dc:creator>ege bulut</dc:creator>
    <meta:creation-date>2019-10-05T21:21:00Z</meta:creation-date>
    <dc:date>2019-10-06T18:44:00Z</dc:date>
    <meta:template xlink:href="Normal.dotm" xlink:type="simple"/>
    <meta:editing-cycles>9</meta:editing-cycles>
    <meta:editing-duration>PT76800S</meta:editing-duration>
    <meta:document-statistic meta:page-count="1" meta:paragraph-count="1" meta:word-count="27" meta:character-count="183" meta:row-count="1" meta:non-whitespace-character-count="157"/>
  </office:meta>
</office:document-meta>
</file>